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210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210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210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210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210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210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210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210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210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210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210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210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210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210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210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210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210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Àngel Matheo Maita Amundaray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/9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014037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Raùl Josè  Amundaray Andarci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100271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9.21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69" meta:non-whitespace-character-count="1000"/>
    <meta:template xlink:type="simple" xlink:actuate="onRequest" xlink:title="Normal" xlink:href=""/>
  </office:meta>
</office:document-meta>
</file>